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Pictures/pic1.png" manifest:media-type="image/png"/>
</manifest:manifest>
</file>

<file path=content.xml><?xml version="1.0" encoding="utf-8"?>
<office:document-content xmlns:office="urn:oasis:names:tc:opendocument:xmlns:office:1.0" xmlns:text="urn:oasis:names:tc:opendocument:xmlns:text:1.0" xmlns:draw="urn:oasis:names:tc:opendocument:xmlns:drawing:1.0" xmlns:xlink="http://www.w3.org/1999/xlink">
  <office:body>
    <office:text>
      <text:p>Sample odt text</text:p>
      <draw:image xlink:href="Pictures/pic1.png"/>
    </office:text>
  </office:body>
</office:document-content>
</file>